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696cm"/>
    </style:style>
    <style:style style:name="co2" style:family="table-column">
      <style:table-column-properties fo:break-before="auto" style:column-width="33.211cm"/>
    </style:style>
    <style:style style:name="co3" style:family="table-column">
      <style:table-column-properties fo:break-before="auto" style:column-width="7.424cm"/>
    </style:style>
    <style:style style:name="co4" style:family="table-column">
      <style:table-column-properties fo:break-before="auto" style:column-width="2.8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0" style:family="table-cell" style:parent-style-name="Default">
      <style:text-properties fo:font-size="10pt" style:font-size-asian="10pt" style:font-size-complex="10pt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(Body)" fo:font-size="10pt" fo:font-style="normal" fo:text-shadow="none" style:text-underline-style="none" fo:font-weight="bold" style:font-size-asian="10pt" style:font-style-asian="normal" style:font-weight-asian="bold" style:font-name-complex="Calibri (Body)" style:font-size-complex="10pt" style:font-style-complex="normal" style:font-weight-complex="bold"/>
    </style:style>
    <style:style style:name="ce1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font-size="10pt" style:font-size-asian="10pt" style:font-size-complex="10pt"/>
    </style:style>
    <style:style style:name="ce1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" style:family="table-cell" style:parent-style-name="Excel_20_Built-in_20_Hyperlink" style:data-style-name="N0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" style:family="table-cell" style:parent-style-name="Excel_20_Built-in_20_Hyperlink" style:data-style-name="N0">
      <style:table-cell-properties fo:background-color="#50938a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" style:family="table-cell" style:parent-style-name="Excel_20_Built-in_20_Hyperlink" style:data-style-name="N0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5" style:family="table-cell" style:parent-style-name="Default">
      <style:table-cell-properties fo:background-color="transparent" style:rotation-align="none"/>
      <style:text-properties fo:color="#729fcf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6" style:family="table-cell" style:parent-style-name="Default">
      <style:table-cell-properties style:rotation-align="none"/>
      <style:text-properties fo:color="#729fcf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563c1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number-columns-repeated="61" table:default-cell-style-name="ce10"/>
        <table:table-row table:style-name="ro1">
          <table:table-cell/>
          <table:table-cell table:style-name="ce13" office:value-type="string" calcext:value-type="string">
            <text:p>Questions by Love Babbar:</text:p>
          </table:table-cell>
          <table:table-cell table:number-columns-repeated="62"/>
        </table:table-row>
        <table:table-row table:style-name="ro1">
          <table:table-cell/>
          <table:table-cell table:style-name="ce14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11" office:value-type="string" calcext:value-type="string">
            <text:p>Topic:</text:p>
          </table:table-cell>
          <table:table-cell table:style-name="ce11" office:value-type="string" calcext:value-type="string">
            <text:p>Problem: </text:p>
          </table:table-cell>
          <table:table-cell table:style-name="ce20" office:value-type="string" calcext:value-type="string">
            <text:p>Done [yes or no] 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www.geeksforgeeks.org/write-a-program-to-reverse-an-array-or-string/" xlink:type="simple">Reverse the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www.geeksforgeeks.org/maximum-and-minimum-in-an-array/" xlink:type="simple">Find the maximum and minimum element in an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kth-smallest-element/0" xlink:type="simple">Find the "Kth" max and min element of an array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sort-an-array-of-0s-1s-and-2s/0" xlink:type="simple">Given an array which consists of only 0, 1 and 2. Sort the array without using any sorting algo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www.geeksforgeeks.org/move-negative-numbers-beginning-positive-end-constant-extra-space/" xlink:type="simple">Move all the negative elements to one side of the array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union-of-two-arrays/0" xlink:type="simple">Find the Union and Intersection of the two sorted arrays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cyclically-rotate-an-array-by-one/0" xlink:type="simple">Write a program to cyclically rotate an array by one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kadanes-algorithm/0" xlink:type="simple">find Largest sum contiguous Subarray [V. IMP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8" office:value-type="string" calcext:value-type="string">
            <text:p><text:a xlink:href="https://practice.geeksforgeeks.org/problems/minimize-the-heights3351/1" xlink:type="simple">Minimise the maximum difference between heights [V.IMP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minimum-number-of-jumps/0" xlink:type="simple">Minimum no. of Jumps to reach end of an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leetcode.com/problems/find-the-duplicate-number/" xlink:type="simple">find duplicate in an array of N+1 Integer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merge-two-sorted-arrays5135/1" xlink:type="simple">Merge 2 sorted arrays without using Extra space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kadanes-algorithm/0" xlink:type="simple">Kadane's Algo [V.V.V.V.V IMP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leetcode.com/problems/merge-intervals/" xlink:type="simple">Merge Interval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leetcode.com/problems/next-permutation/" xlink:type="simple">Next Permutat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inversion-of-array/0" xlink:type="simple">Count Invers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leetcode.com/problems/best-time-to-buy-and-sell-stock/" xlink:type="simple">Best time to buy and Sell stock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count-pairs-with-given-sum5022/1" xlink:type="simple">find all pairs on integer array whose sum is equal to given numb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common-elements1132/1" xlink:type="simple">find common elements In 3 sorted array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www.geeksforgeeks.org/rearrange-array-alternating-positive-negative-items-o1-extra-space/" xlink:type="simple">Rearrange the array in alternating positive and negative items with O(1) extra spa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subarray-with-0-sum/0" xlink:type="simple">Find if there is any subarray with sum equal to 0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factorials-of-large-numbers/0" xlink:type="simple">Find factorial of a large numb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maximum-product-subarray3604/1" xlink:type="simple">find maximum product subarray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longest-consecutive-subsequence/0" xlink:type="simple">Find longest coinsecutive subsequen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www.geeksforgeeks.org/given-an-array-of-of-size-n-finds-all-the-elements-that-appear-more-than-nk-times/" xlink:type="simple">Given an array of size n and a number k, fin all elements that appear more than " n/k " times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www.geeksforgeeks.org/maximum-profit-by-buying-and-selling-a-share-at-most-twice/" xlink:type="simple">Maximum profit by buying and selling a share atmost twi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array-subset-of-another-array/0" xlink:type="simple">Find whether an array is a subset of another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triplet-sum-in-array/0" xlink:type="simple">Find the triplet that sum to a given valu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trapping-rain-water/0" xlink:type="simple">Trapping Rain water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smallest-subarray-with-sum-greater-than-x/0" xlink:type="simple">Smallest Subarray with sum greater than a given valu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three-way-partitioning/1" xlink:type="simple">Three way partitioning of an array around a given valu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minimum-swaps-required-to-bring-all-elements-less-than-or-equal-to-k-together/0" xlink:type="simple">Minimum swaps required bring elements less equal K togeth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palindromic-array/0" xlink:type="simple">Minimum no. of operations required to make an array palindrom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find-the-median0527/1" xlink:type="simple">Median of 2 sorted arrays of equal siz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www.geeksforgeeks.org/median-of-two-sorted-arrays-of-different-sizes/" xlink:type="simple">Median of 2 sorted arrays of different siz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/>
          <table:table-cell table:style-name="ce17"/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/>
          <table:table-cell table:style-name="ce17"/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Matrix</text:p>
          </table:table-cell>
          <table:table-cell table:style-name="ce15" office:value-type="string" calcext:value-type="string">
            <text:p><text:a xlink:href="https://practice.geeksforgeeks.org/problems/spirally-traversing-a-matrix/0" xlink:type="simple">Spiral traversal on a Matrix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Matrix</text:p>
          </table:table-cell>
          <table:table-cell table:style-name="ce15" office:value-type="string" calcext:value-type="string">
            <text:p><text:a xlink:href="https://leetcode.com/problems/search-a-2d-matrix/" xlink:type="simple">Search an element in a matriix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Matrix</text:p>
          </table:table-cell>
          <table:table-cell table:style-name="ce15" office:value-type="string" calcext:value-type="string">
            <text:p><text:a xlink:href="https://practice.geeksforgeeks.org/problems/median-in-a-row-wise-sorted-matrix1527/1" xlink:type="simple">Find median in a row wise sorted matrix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Matrix</text:p>
          </table:table-cell>
          <table:table-cell table:style-name="ce15" office:value-type="string" calcext:value-type="string">
            <text:p><text:a xlink:href="https://practice.geeksforgeeks.org/problems/row-with-max-1s0023/1" xlink:type="simple">Find row with maximum no. of 1'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Matrix</text:p>
          </table:table-cell>
          <table:table-cell table:style-name="ce15" office:value-type="string" calcext:value-type="string">
            <text:p><text:a xlink:href="https://practice.geeksforgeeks.org/problems/sorted-matrix/0" xlink:type="simple">Print elements in sorted order using row-column wise sorted matrix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Matrix</text:p>
          </table:table-cell>
          <table:table-cell table:style-name="ce15" office:value-type="string" calcext:value-type="string">
            <text:p><text:a xlink:href="https://practice.geeksforgeeks.org/problems/max-rectangle/1" xlink:type="simple">Maximum size rectangl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Matrix</text:p>
          </table:table-cell>
          <table:table-cell table:style-name="ce18" office:value-type="string" calcext:value-type="string">
            <text:p>K-th Element of Two Sorted Arrays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Matrix</text:p>
          </table:table-cell>
          <table:table-cell table:style-name="ce15" office:value-type="string" calcext:value-type="string">
            <text:p><text:a xlink:href="https://www.geeksforgeeks.org/rotate-a-matrix-by-90-degree-in-clockwise-direction-without-using-any-extra-space/" xlink:type="simple">Rotate matrix by 90 degre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Matrix</text:p>
          </table:table-cell>
          <table:table-cell table:style-name="ce18" office:value-type="string" calcext:value-type="string">
            <text:p><text:a xlink:href="https://practice.geeksforgeeks.org/problems/kth-element-in-matrix/1" xlink:type="simple">Kth smallest element in a row-cpumn wise sorted matrix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Matrix</text:p>
          </table:table-cell>
          <table:table-cell table:style-name="ce15" office:value-type="string" calcext:value-type="string">
            <text:p><text:a xlink:href="https://www.geeksforgeeks.org/common-elements-in-all-rows-of-a-given-matrix/" xlink:type="simple">Common elements in all rows of a given matrix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12"/>
          <table:table-cell table:style-name="ce17"/>
          <table:table-cell table:style-name="ce21"/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leetcode.com/problems/reverse-string/" xlink:type="simple">Reverse a Str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palindrome-string0817/1" xlink:type="simple">Check whether a String is Palindrome or no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www.geeksforgeeks.org/print-all-the-duplicates-in-the-input-string/" xlink:type="simple">Find Duplicate characters in a str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7" office:value-type="string" calcext:value-type="string">
            <text:p>Why strings are immutable in Java?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www.geeksforgeeks.org/a-program-to-check-if-strings-are-rotations-of-each-other/" xlink:type="simple">Write a Code to check whether one string is a rotation of anoth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www.programiz.com/java-programming/examples/check-valid-shuffle-of-strings" xlink:type="simple">Write a Program to check whether a string is a valid shuffle of two strings or no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leetcode.com/problems/count-and-say/" xlink:type="simple">Count and Say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longest-palindrome-in-a-string/0" xlink:type="simple">Write a program to find the longest Palindrome in a string.[ Longest palindromic Substring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longest-repeating-subsequence/0" xlink:type="simple">Find Longest Recurring Subsequence in Str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www.geeksforgeeks.org/print-subsequences-string/" xlink:type="simple">Print all Subsequences of a string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permutations-of-a-given-string/0" xlink:type="simple">Print all the permutations of the given str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www.geeksforgeeks.org/split-the-binary-string-into-substrings-with-equal-number-of-0s-and-1s/" xlink:type="simple">Split the Binary string into two substring with equal 0’s and 1’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word-wrap/0" xlink:type="simple">Word Wrap Problem [VERY IMP]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edit-distance3702/1" xlink:type="simple">EDIT Distance [Very Imp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next-permutation/0" xlink:type="simple">Find next greater number with same set of digits. [Very Very IMP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parenthesis-checker/0" xlink:type="simple">Balanced Parenthesis problem.[Imp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9" office:value-type="string" calcext:value-type="string">
            <text:p><text:a xlink:href="https://practice.geeksforgeeks.org/problems/word-break/0" xlink:type="simple">Word break Problem[ Very Imp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6" office:value-type="string" calcext:value-type="string">
            <text:p><text:a xlink:href="https://www.geeksforgeeks.org/rabin-karp-algorithm-for-pattern-searching/" xlink:type="simple">Rabin Karp Algo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8" office:value-type="string" calcext:value-type="string">
            <text:p><text:a xlink:href="https://practice.geeksforgeeks.org/problems/longest-prefix-suffix2527/1" xlink:type="simple">KMP Algo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www.geeksforgeeks.org/convert-sentence-equivalent-mobile-numeric-keypad-sequence/" xlink:type="simple">Convert a Sentence into its equivalent mobile numeric keypad sequence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count-the-reversals/0" xlink:type="simple">Minimum number of bracket reversals needed to make an expression balanced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count-palindromic-subsequences/1" xlink:type="simple">Count All Palindromic Subsequence in a given String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www.geeksforgeeks.org/find-count-number-given-string-present-2d-character-array/" xlink:type="simple">Count of number of given string in 2D character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find-the-string-in-grid/0" xlink:type="simple">Search a Word in a 2D Grid of characters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www.geeksforgeeks.org/boyer-moore-algorithm-for-pattern-searching/" xlink:type="simple">Boyer Moore Algorithm for Pattern Searching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roman-number-to-integer/0" xlink:type="simple">Converting Roman Numerals to Decimal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leetcode.com/problems/longest-common-prefix/" xlink:type="simple">Longest Common Prefix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min-number-of-flips/0" xlink:type="simple">Number of flips to make binary string alternat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second-most-repeated-string-in-a-sequence/0" xlink:type="simple">Find the first repeated word in string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minimum-swaps-for-bracket-balancing/0" xlink:type="simple">Minimum number of swaps for bracket balancing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longest-common-subsequence/0" xlink:type="simple">Find the longest common subsequence between two strings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www.geeksforgeeks.org/program-generate-possible-valid-ip-addresses-given-string/" xlink:type="simple">Program to generate all possible valid IP addresses from given  string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smallest-distant-window/0" xlink:type="simple">Write a program tofind the smallest window that contains all characters of string itself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www.geeksforgeeks.org/minimum-characters-added-front-make-string-palindrome/" xlink:type="simple">Minimum characters to be added at front to make string palindrom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8" office:value-type="string" calcext:value-type="string">
            <text:p><text:a xlink:href="https://practice.geeksforgeeks.org/problems/smallest-window-in-a-string-containing-all-the-characters-of-another-string/0" xlink:type="simple">Find the smallest window in a string containing all characters of another str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consecutive-elements/0" xlink:type="simple">Recursively remove all adjacent duplicat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8" office:value-type="string" calcext:value-type="string">
            <text:p><text:a xlink:href="https://practice.geeksforgeeks.org/problems/wildcard-string-matching/0" xlink:type="simple">String matching where one string contains wildcard character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www.geeksforgeeks.org/function-to-find-number-of-customers-who-could-not-get-a-computer/" xlink:type="simple">Function to find Number of customers who could not get a comput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www.geeksforgeeks.org/transform-one-string-to-another-using-minimum-number-of-given-operation/" xlink:type="simple">Transform One String to Another using Minimum Number of Given Operat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isomorphic-strings/0" xlink:type="simple">Check if two given strings are isomorphic to each oth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8" office:value-type="string" calcext:value-type="string">
            <text:p><text:a xlink:href="https://www.geeksforgeeks.org/recursively-print-all-sentences-that-can-be-formed-from-list-of-word-lists/" xlink:type="simple">Recursively print all sentences that can be formed from list of word list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`</text:p>
          </table:table-cell>
          <table:table-cell table:number-columns-repeated="62"/>
        </table:table-row>
        <table:table-row table:style-name="ro1">
          <table:table-cell table:style-name="ce12"/>
          <table:table-cell table:style-name="ce17" office:value-type="float" office:value="2" calcext:value-type="float">
            <text:p>2</text:p>
          </table:table-cell>
          <table:table-cell table:style-name="ce21"/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first-and-last-occurrences-of-x/0" xlink:type="simple">Find first and last positions of an element in a sorted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value-equal-to-index-value1330/1" xlink:type="simple">Find a Fixed Point (Value equal to index) in a given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Search a Word in a 2D Grid of characters.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count-squares3649/1" xlink:type="simple">square root of an integ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middle-of-three2926/1" xlink:type="simple">Maximum and minimum of an array using minimum number of comparison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6" office:value-type="string" calcext:value-type="string">
            <text:p><text:a xlink:href="https://www.geeksforgeeks.org/optimum-location-point-minimize-total-distance/#:~:text=We%20need%20to%20find%20a,set%20of%20points%20is%20minimum.&amp;text=In%20above%20figure%20optimum%20location,is%20minimum%20obtainable%20total%20distance." xlink:type="simple">Optimum location of point to minimize total distan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find-missing-and-repeating2512/1" xlink:type="simple">Find the repeating and the miss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majority-element/0" xlink:type="simple">find majority elemen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www.geeksforgeeks.org/searching-array-adjacent-differ-k/" xlink:type="simple">Searching in an array where adjacent differ by at most k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find-pair-given-difference/0" xlink:type="simple">find a pair with a given differen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find-all-four-sum-numbers/0" xlink:type="simple">find four elements that sum to a given valu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stickler-theif/0" xlink:type="simple">maximum sum such that no 2 elements are adjacen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count-triplets-with-sum-smaller-than-x5549/1" xlink:type="simple">Count triplet with sum smaller than a given valu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merge-two-sorted-arrays5135/1" xlink:type="simple">merge 2 sorted array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zero-sum-subarrays/0" xlink:type="simple">print all subarrays with 0 su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product-array-puzzle/0" xlink:type="simple">Product array Puzzl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sort-by-set-bit-count/0" xlink:type="simple">Sort array according to count of set bit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minimum-swaps/1" xlink:type="simple">minimum no. of swaps required to sort the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www.hackerearth.com/practice/algorithms/searching/binary-search/practice-problems/algorithm/bishu-and-soldiers/" xlink:type="simple">Bishu and Soldier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6" office:value-type="string" calcext:value-type="string">
            <text:p><text:a xlink:href="https://www.hackerearth.com/practice/algorithms/searching/binary-search/practice-problems/algorithm/rasta-and-kheshtak/" xlink:type="simple">Rasta and Kheshtak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www.hackerearth.com/practice/algorithms/searching/binary-search/practice-problems/algorithm/kth-smallest-number-again-2/" xlink:type="simple">Kth smallest number agai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://theoryofprogramming.com/2017/12/16/find-pivot-element-sorted-rotated-array/" xlink:type="simple">Find pivot element in a sorted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k-th-element-of-two-sorted-array/0" xlink:type="simple">K-th Element of Two Sorted Array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www.spoj.com/problems/AGGRCOW/" xlink:type="simple">Aggressive cow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allocate-minimum-number-of-pages/0" xlink:type="simple">Book Allocation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www.spoj.com/problems/EKO/" xlink:type="simple">EKOSPOJ: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www.geeksforgeeks.org/weighted-job-scheduling-log-n-time/" xlink:type="simple">Job Scheduling Algo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arithmetic-number/0" xlink:type="simple">Missing Number in AP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smallest-factorial-number5929/1" xlink:type="simple">Smallest number with atleastn trailing zeroes infactorial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allocate-minimum-number-of-pages/0" xlink:type="simple">Painters Partition Problem: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www.spoj.com/problems/PRATA/" xlink:type="simple">ROTI-Prata SPOJ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www.spoj.com/problems/ANARC05B/" xlink:type="simple">DoubleHelix SPOJ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8" office:value-type="string" calcext:value-type="string">
            <text:p><text:a xlink:href="https://www.spoj.com/problems/SUBSUMS/" xlink:type="simple">Subset Sum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inversion-of-array/0" xlink:type="simple">Findthe inversion coun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www.geeksforgeeks.org/in-place-merge-sort/" xlink:type="simple">Implement Merge-sort in-pla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www.baeldung.com/java-sorting-arrays-with-repeated-entries" xlink:type="simple">Partitioning and Sorting Arrays with Many Repeated Entri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7"/>
          <table:table-cell table:style-name="ce21"/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www.geeksforgeeks.org/reverse-a-linked-list/" xlink:type="simple">Write a Program to reverse the Linked List. (Both Iterative and recursive)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reverse-a-linked-list-in-groups-of-given-size/1" xlink:type="simple">Reverse a Linked List in group of Given Size. [Very Imp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detect-loop-in-linked-list/1" xlink:type="simple">Write a program to Detect loop in a linked lis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remove-loop-in-linked-list/1" xlink:type="simple">Write a program to Delete loop in a linked lis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www.geeksforgeeks.org/find-first-node-of-loop-in-a-linked-list/" xlink:type="simple">Find the starting point of the loop. 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remove-duplicate-element-from-sorted-linked-list/1" xlink:type="simple">Remove Duplicates in a sorted Linked Lis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remove-duplicates-from-an-unsorted-linked-list/1" xlink:type="simple">Remove Duplicates in a Un-sorted Linked Lis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www.geeksforgeeks.org/move-last-element-to-front-of-a-given-linked-list/" xlink:type="simple">Write a Program to Move the last element to Front in a Linked Lis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add-1-to-a-number-represented-as-linked-list/1" xlink:type="simple">Add “1” to a number represented as a Linked Lis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add-two-numbers-represented-by-linked-lists/1" xlink:type="simple">Add two numbers represented by linked lists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intersection-of-two-sorted-linked-lists/1" xlink:type="simple">Intersection of two Sorted Linked Lis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intersection-point-in-y-shapped-linked-lists/1" xlink:type="simple">Intersection Point of two Linked Lists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sort-a-linked-list/1" xlink:type="simple">Merge Sort For Linked lists.[Very Important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quick-sort-on-linked-list/1" xlink:type="simple">Quicksort for Linked Lists.[Very Important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leetcode.com/problems/middle-of-the-linked-list/" xlink:type="simple">Find the middle Element of a linked lis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circular-linked-list/1" xlink:type="simple">Check if a linked list is a circular linked lis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split-a-circular-linked-list-into-two-halves/1" xlink:type="simple">Split a Circular linked list into two halves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check-if-linked-list-is-pallindrome/1" xlink:type="simple">Write a Program to check whether the Singly Linked list is a palindrome or no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www.geeksforgeeks.org/deletion-circular-linked-list/" xlink:type="simple">Deletion from a Circular Linked Lis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reverse-a-doubly-linked-list/1" xlink:type="simple">Reverse a Doubly Linked lis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www.geeksforgeeks.org/find-pairs-given-sum-doubly-linked-list/" xlink:type="simple">Find pairs with a given sum in a DLL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www.geeksforgeeks.org/count-triplets-sorted-doubly-linked-list-whose-sum-equal-given-value-x/" xlink:type="simple">Count triplets in a sorted DLL whose sum is equal to given value “X”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www.geeksforgeeks.org/sort-k-sorted-doubly-linked-list/" xlink:type="simple">Sort a “k”sorted Doubly Linked list.[Very IMP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www.geeksforgeeks.org/rotate-doubly-linked-list-n-nodes/" xlink:type="simple">Rotate DoublyLinked list by N nodes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www.geeksforgeeks.org/reverse-doubly-linked-list-groups-given-size/" xlink:type="simple">Rotate a Doubly Linked list in group of Given Size.[Very IMP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25" office:value-type="string" calcext:value-type="string">
            <text:p>Can we reverse a linked list in less than O(n) ?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26" office:value-type="string" calcext:value-type="string">
            <text:p>Why Quicksort is preferred for. Arrays and Merge Sort for LinkedLists ?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flattening-a-linked-list/1" xlink:type="simple">Flatten a Linked Li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given-a-linked-list-of-0s-1s-and-2s-sort-it/1" xlink:type="simple">Sort a LL of 0's, 1's and 2'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clone-a-linked-list-with-next-and-random-pointer/1" xlink:type="simple">Clone a linked list with next and random point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merge-k-sorted-linked-lists/1" xlink:type="simple">Merge K sorted Linked li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multiply-two-linked-lists/1" xlink:type="simple">Multiply 2 no. represented by LL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delete-nodes-having-greater-value-on-right/1" xlink:type="simple">Delete nodes which have a greater value on right sid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segregate-even-and-odd-nodes-in-a-linked-list/0" xlink:type="simple">Segregate even and odd nodes in a Linked Li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nth-node-from-end-of-linked-list/1" xlink:type="simple">Program for n’th node from the end of a Linked Li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first-non-repeating-character-in-a-stream/0" xlink:type="simple">Find the first non-repeating character from a stream of character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7"/>
          <table:table-cell table:style-name="ce21"/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level-order-traversal/1" xlink:type="simple">level order traversal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reverse-level-order-traversal/1" xlink:type="simple">Reverse Level Order traversal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height-of-binary-tree/1" xlink:type="simple">Height of a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diameter-of-binary-tree/1" xlink:type="simple">Diameter of a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www.geeksforgeeks.org/create-a-mirror-tree-from-the-given-binary-tree/" xlink:type="simple">Mirror of a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www.techiedelight.com/inorder-tree-traversal-iterative-recursive/" xlink:type="simple">Inorder Traversal of a tree both using recursion and Iterat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www.techiedelight.com/preorder-tree-traversal-iterative-recursive/" xlink:type="simple">Preorder Traversal of a tree both using recursion and Iterat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www.techiedelight.com/postorder-tree-traversal-iterative-recursive/" xlink:type="simple">Postorder Traversal of a tree both using recursion and Iterat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left-view-of-binary-tree/1" xlink:type="simple">Left View of a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right-view-of-binary-tree/1" xlink:type="simple">Right View of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top-view-of-binary-tree/1" xlink:type="simple">Top View of a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bottom-view-of-binary-tree/1" xlink:type="simple">Bottom View of a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zigzag-tree-traversal/1" xlink:type="simple">Zig-Zag traversal of a binary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check-for-balanced-tree/1" xlink:type="simple">Check if a tree is balanced or no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www.geeksforgeeks.org/diagonal-traversal-of-binary-tree/" xlink:type="simple">Diagnol Traversal of a Binary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boundary-traversal-of-binary-tree/1" xlink:type="simple">Boundary traversal of a Binary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www.geeksforgeeks.org/construct-binary-tree-string-bracket-representation/" xlink:type="simple">Construct Binary Tree from String with Bracket Representat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binary-tree-to-dll/1" xlink:type="simple">Convert Binary tree into Doubly Linked Li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transform-to-sum-tree/1" xlink:type="simple">Convert Binary tree into Sum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construct-tree-1/1" xlink:type="simple">Construct Binary tree from Inorder and preorder traversal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www.geeksforgeeks.org/minimum-swap-required-convert-binary-tree-binary-search-tree/#:~:text=Given%20the%20array%20representation%20of,it%20into%20Binary%20Search%20Tree.&amp;text=Swap%201%3A%20Swap%20node%208,node%209%20with%20node%2010." xlink:type="simple">Find minimum swaps required to convert a Binary tree into B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sum-tree/1" xlink:type="simple">Check if Binary tree is Sum tree or no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leaf-at-same-level/1" xlink:type="simple">Check if all leaf nodes are at same level or no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duplicate-subtree-in-binary-tree/1" xlink:type="simple">Check if a Binary Tree contains duplicate subtrees of size 2 or more [ IMP 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check-mirror-in-n-ary-tree/0" xlink:type="simple">Check if 2 trees are mirror or no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sum-of-the-longest-bloodline-of-a-tree/1" xlink:type="simple">Sum of Nodes on the Longest path from root to leaf node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www.geeksforgeeks.org/check-given-graph-tree/#:~:text=Since%20the%20graph%20is%20undirected,graph%20is%20connected%2C%20otherwise%20not." xlink:type="simple">Check if given graph is tree or not.  [ IMP 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www.geeksforgeeks.org/find-largest-subtree-sum-tree/" xlink:type="simple">Find Largest subtree sum in a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www.geeksforgeeks.org/maximum-sum-nodes-binary-tree-no-two-adjacent/" xlink:type="simple">Maximum Sum of nodes in Binary tree such that no two are adjacent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www.geeksforgeeks.org/print-k-sum-paths-binary-tree/" xlink:type="simple">Print all "K" Sum paths in a Binary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lowest-common-ancestor-in-a-binary-tree/1" xlink:type="simple">Find LCA in a Binary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min-distance-between-two-given-nodes-of-a-binary-tree/1" xlink:type="simple">Find distance between 2 nodes in a Binary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www.geeksforgeeks.org/kth-ancestor-node-binary-tree-set-2/" xlink:type="simple">Kth Ancestor of node in a Binary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duplicate-subtrees/1" xlink:type="simple">Find all Duplicate subtrees in a Binary tree [ IMP 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check-if-tree-is-isomorphic/1" xlink:type="simple">Tree Isomorphism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 table:number-rows-repeated="2">
          <table:table-cell table:style-name="ce12"/>
          <table:table-cell table:style-name="ce17"/>
          <table:table-cell table:style-name="ce21"/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www.geeksforgeeks.org/binary-search-tree-set-1-search-and-insertion/" xlink:type="simple">Fina a value in a B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leetcode.com/problems/delete-node-in-a-bst/" xlink:type="simple">Deletion of a node in a B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practice.geeksforgeeks.org/problems/minimum-element-in-bst/1" xlink:type="simple">Find min and max value in a B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practice.geeksforgeeks.org/problems/predecessor-and-successor/1" xlink:type="simple">Find inorder successor and inorder predecessor in a B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practice.geeksforgeeks.org/problems/check-for-bst/1" xlink:type="simple">Check if a tree is a BST or not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practice.geeksforgeeks.org/problems/populate-inorder-successor-for-all-nodes/1" xlink:type="simple">Populate Inorder successor of all nod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9" office:value-type="string" calcext:value-type="string">
            <text:p><text:a xlink:href="https://practice.geeksforgeeks.org/problems/lowest-common-ancestor-in-a-bst/1" xlink:type="simple">Find LCA  of 2 nodes in a B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www.geeksforgeeks.org/construct-bst-from-given-preorder-traversa/" xlink:type="simple">Construct BST from preorder traversal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practice.geeksforgeeks.org/problems/binary-tree-to-bst/1" xlink:type="simple">Convert Binary tree into B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www.geeksforgeeks.org/convert-normal-bst-balanced-bst/" xlink:type="simple">Convert a normal BST into a Balanced B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www.geeksforgeeks.org/merge-two-balanced-binary-search-trees/" xlink:type="simple">Merge two BST [ V.V.V&gt;IMP 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practice.geeksforgeeks.org/problems/kth-largest-element-in-bst/1" xlink:type="simple">Find Kth largest element in a B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practice.geeksforgeeks.org/problems/find-k-th-smallest-element-in-bst/1" xlink:type="simple">Find Kth smallest element in a B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practice.geeksforgeeks.org/problems/brothers-from-different-root/1" xlink:type="simple">Count pairs from 2 BST whose sum is equal to given value "X"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www.geeksforgeeks.org/find-median-bst-time-o1-space/" xlink:type="simple">Find the median of BST in O(n) time and O(1) spa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practice.geeksforgeeks.org/problems/count-bst-nodes-that-lie-in-a-given-range/1" xlink:type="simple">Count BST ndoes that lie in a given rang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www.geeksforgeeks.org/replace-every-element-with-the-least-greater-element-on-its-right/" xlink:type="simple">Replace every element with the least greater element on its righ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www.geeksforgeeks.org/given-n-appointments-find-conflicting-appointments/" xlink:type="simple">Given "n" appointments, find the conflicting appointment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practice.geeksforgeeks.org/problems/preorder-to-postorder/0" xlink:type="simple">Check preorder is valid or no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practice.geeksforgeeks.org/problems/check-whether-bst-contains-dead-end/1" xlink:type="simple">Check whether BST contains Dead end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practice.geeksforgeeks.org/problems/largest-bst/1" xlink:type="simple">Largest BST in a Binary Tree [ V.V.V.V.V IMP 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www.geeksforgeeks.org/flatten-bst-to-sorted-list-increasing-order/" xlink:type="simple">Flatten BST to sorted li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 table:number-rows-repeated="2">
          <table:table-cell/>
          <table:table-cell table:style-name="ce17"/>
          <table:table-cell table:style-name="ce21"/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n-meetings-in-one-room/0" xlink:type="simple">Activity Selection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job-sequencing-problem/0" xlink:type="simple">Job Sequencing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huffman-encoding/0" xlink:type="simple">Huffman Cod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water-connection-problem/0" xlink:type="simple">Water Connection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fractional-knapsack/0" xlink:type="simple">Fractional Knapsack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coin-piles/0" xlink:type="simple">Greedy Algorithm to find Minimum number of Coin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geeksforgeeks.org/maximum-trains-stoppage-can-provided/" xlink:type="simple">Maximum trains for which stoppage can be provided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minimum-platforms/0" xlink:type="simple">Minimum Platforms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geeksforgeeks.org/buy-maximum-stocks-stocks-can-bought-th-day/" xlink:type="simple">Buy Maximum Stocks if i stocks can be bought on i-th d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shop-in-candy-store/0" xlink:type="simple">Find the minimum and maximum amount to buy all N candi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geeksforgeeks.org/minimize-cash-flow-among-given-set-friends-borrowed-money/" xlink:type="simple">Minimize Cash Flow among a given set of friends who have borrowed money from each oth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geeksforgeeks.org/minimum-cost-cut-board-squares/" xlink:type="simple">Minimum Cost to cut a board into squar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geeksforgeeks.org/survival/" xlink:type="simple">Check if it is possible to survive on Island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geeksforgeeks.org/find-maximum-meetings-in-one-room/" xlink:type="simple">Find maximum meetings in one roo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geeksforgeeks.org/maximum-product-subset-array/" xlink:type="simple">Maximum product subset of an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maximize-sum-after-k-negations/0" xlink:type="simple">Maximize array sum after K negation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maximize-arrii-of-an-array/0" xlink:type="simple">Maximize the sum of arr[i]*i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geeksforgeeks.org/maximum-sum-absolute-difference-array/" xlink:type="simple">Maximum sum of absolute difference of an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swap-and-maximize/0" xlink:type="simple">Maximize sum of consecutive differences in a circular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geeksforgeeks.org/minimum-sum-absolute-difference-pairs-two-arrays/#:~:text=It%20consists%20of%20two%20steps,result%20to%20the%20sum%20S." xlink:type="simple">Minimum sum of absolute difference of pairs of two array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geeksforgeeks.org/program-for-shortest-job-first-or-sjf-cpu-scheduling-set-1-non-preemptive/" xlink:type="simple">Program for Shortest Job First (or SJF) CPU Schedul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page-faults-in-lru/0" xlink:type="simple">Program for Least Recently Used (LRU) Page Replacement algorith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geeksforgeeks.org/smallest-subset-sum-greater-elements/" xlink:type="simple">Smallest subset with sum greater than all other element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spoj.com/problems/DEFKIN/" xlink:type="simple">DEFKIN -Defense of a Kingdo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spoj.com/problems/DIEHARD/" xlink:type="simple">DIEHARD -DIE HARD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spoj.com/problems/GERGOVIA/" xlink:type="simple">GERGOVIA -Wine trading in Gergovia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spoj.com/problems/GCJ101BB/" xlink:type="simple">Picking Up Chick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spoj.com/problems/CHOCOLA/" xlink:type="simple">CHOCOLA –Chocolat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spoj.com/problems/ARRANGE/" xlink:type="simple">ARRANGE -Arranging Amplifier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geeksforgeeks.org/k-centers-problem-set-1-greedy-approximate-algorithm/" xlink:type="simple">K Centers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minimum-cost-of-ropes/0" xlink:type="simple">Minimum Cost of rop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smallest-number5829/1" xlink:type="simple">Find smallest number with given number of digits and sum of digit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geeksforgeeks.org/find-maximum-sum-possible-equal-sum-three-stacks/" xlink:type="simple">Find maximum sum possible equal sum of three stack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 table:number-rows-repeated="2">
          <table:table-cell/>
          <table:table-cell table:style-name="ce17"/>
          <table:table-cell table:style-name="ce21"/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practice.geeksforgeeks.org/problems/rat-in-a-maze-problem/1" xlink:type="simple">Rat in a maze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www.geeksforgeeks.org/printing-solutions-n-queen-problem/" xlink:type="simple">Printing all solutions in N-Queen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practice.geeksforgeeks.org/problems/word-break-part-2/0" xlink:type="simple">Word Break Problem using Backtrack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leetcode.com/problems/remove-invalid-parentheses/" xlink:type="simple">Remove Invalid Parenthes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practice.geeksforgeeks.org/problems/solve-the-sudoku/0" xlink:type="simple">Sudoku Solv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practice.geeksforgeeks.org/problems/m-coloring-problem/0" xlink:type="simple">m Coloring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www.geeksforgeeks.org/given-a-string-print-all-possible-palindromic-partition/" xlink:type="simple">Print all palindromic partitions of a str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www.geeksforgeeks.org/the-knights-tour-problem-backtracking-1/" xlink:type="simple">The Knight’s tour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www.geeksforgeeks.org/tug-of-war/" xlink:type="simple">Tug of Wa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www.geeksforgeeks.org/find-shortest-safe-route-in-a-path-with-landmines/" xlink:type="simple">Find shortest safe route in a path with landmin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practice.geeksforgeeks.org/problems/combination-sum/0" xlink:type="simple">Combinational Su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practice.geeksforgeeks.org/problems/largest-number-in-k-swaps/0" xlink:type="simple">Find Maximum number possible by doing at-most K swap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practice.geeksforgeeks.org/problems/permutations-of-a-given-string/0" xlink:type="simple">Print all permutations of a string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www.geeksforgeeks.org/find-if-there-is-a-path-of-more-than-k-length-from-a-source/" xlink:type="simple">Find if there is a path of more than k length from a sour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www.geeksforgeeks.org/longest-possible-route-in-a-matrix-with-hurdles/" xlink:type="simple">Longest Possible Route in a Matrix with Hurdl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www.geeksforgeeks.org/print-all-possible-paths-from-top-left-to-bottom-right-of-a-mxn-matrix/" xlink:type="simple">Print all possible paths from top left to bottom right of a mXn matrix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practice.geeksforgeeks.org/problems/partition-array-to-k-subsets/1" xlink:type="simple">Partition of a set intoK subsets with equal su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www.geeksforgeeks.org/find-the-k-th-permutation-sequence-of-first-n-natural-numbers/" xlink:type="simple">Find the K-th Permutation Sequence of first N natural number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 table:number-rows-repeated="2">
          <table:table-cell/>
          <table:table-cell table:style-name="ce17"/>
          <table:table-cell table:style-name="ce21"/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tutorialspoint.com/javaexamples/data_stack.htm" xlink:type="simple"> Implement Stack from Scratch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geeksforgeeks.org/queue-set-1introduction-and-array-implementation/" xlink:type="simple"> Implement Queue from Scratch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implement-two-stacks-in-an-array/1" xlink:type="simple">Implement 2 stack in an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geeksforgeeks.org/design-a-stack-with-find-middle-operation/" xlink:type="simple">find the middle element of a stack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geeksforgeeks.org/efficiently-implement-k-stacks-single-array/" xlink:type="simple">Implement "N" stacks in an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parenthesis-checker/0" xlink:type="simple">Check the expression has valid or Balanced parenthesis or no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reverse-a-string-using-stack/1" xlink:type="simple">Reverse a String using Stack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special-stack/1" xlink:type="simple">Design a Stack that supports getMin() in O(1) time and O(1) extra space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next-larger-element/0" xlink:type="simple">Find the next Greater elemen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the-celebrity-problem/1" xlink:type="simple">The celebrity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geeksforgeeks.org/arithmetic-expression-evalution/#:~:text=The%20stack%20organization%20is%20very,i.e.%2C%20A%20%2B%20B)." xlink:type="simple">Arithmetic Expression evaluat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evaluation-of-postfix-expression/0" xlink:type="simple">Evaluation of Postfix express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stackoverflow.com/questions/45130465/inserting-at-the-end-of-stack" xlink:type="simple">Implement a method to insert an element at its bottom without using any other data structure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9" office:value-type="string" calcext:value-type="string">
            <text:p><text:a xlink:href="https://www.geeksforgeeks.org/reverse-a-stack-using-recursion/" xlink:type="simple">Reverse a stack using recurs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sort-a-stack/1" xlink:type="simple">Sort a Stack using recurs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overlapping-intervals/0" xlink:type="simple">Merge Overlapping Interval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maximum-rectangular-area-in-a-histogram/0" xlink:type="simple">Largest rectangular Area in Histogra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valid-substring0624/1" xlink:type="simple">Length of the Longest Valid Substr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geeksforgeeks.org/expression-contains-redundant-bracket-not/" xlink:type="simple">Expression contains redundant bracket or no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stack-using-two-queues/1" xlink:type="simple">Implement Stack using Queu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geeksforgeeks.org/implement-stack-queue-using-deque/" xlink:type="simple">Implement Stack using Dequ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geeksforgeeks.org/stack-permutations-check-if-an-array-is-stack-permutation-of-other/" xlink:type="simple">Stack Permutations (Check if an array is stack permutation of other)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queue-using-two-stacks/1" xlink:type="simple">Implement Queue using Stack 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geeksforgeeks.org/efficiently-implement-k-queues-single-array/" xlink:type="simple">Implement "n" queue in an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geeksforgeeks.org/circular-queue-set-1-introduction-array-implementation/" xlink:type="simple">Implement a Circular queu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lru-cache/1" xlink:type="simple">LRU Cache Implementationa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queue-reversal/1" xlink:type="simple">Reverse a Queue using recurs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reverse-first-k-elements-of-queue/1" xlink:type="simple">Reverse the first “K” elements of a queu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geeksforgeeks.org/interleave-first-half-queue-second-half/" xlink:type="simple">Interleave the first half of the queue with second half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circular-tour/1" xlink:type="simple">Find the first circular tour that visits all Petrol Pump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rotten-oranges/0" xlink:type="simple">Minimum time required to rot all orang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distance-of-nearest-cell-having-1/0" xlink:type="simple">Distance of nearest cell having 1 in a binary matrix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first-negative-integer-in-every-window-of-size-k/0" xlink:type="simple">First negative integer in every window of size “k”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geeksforgeeks.org/check-if-all-levels-of-two-trees-are-anagrams-or-not/" xlink:type="simple">Check if all levels of two trees are anagrams or no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geeksforgeeks.org/sum-minimum-maximum-elements-subarrays-size-k/" xlink:type="simple">Sum of minimum and maximum elements of all subarrays of size “k”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game-with-string/0" xlink:type="simple">Minimum sum of squares of character counts in a given string after removing “k” characters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first-non-repeating-character-in-a-stream/0" xlink:type="simple">Queue based approach or first non-repeating character in a stream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geeksforgeeks.org/next-smaller-element/" xlink:type="simple">Next Smaller Elemen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 table:number-rows-repeated="2">
          <table:table-cell/>
          <table:table-cell table:style-name="ce17"/>
          <table:table-cell table:style-name="ce21"/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www.geeksforgeeks.org/building-heap-from-array/" xlink:type="simple">Implement a Maxheap/MinHeap using arrays and recursion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www.geeksforgeeks.org/heap-sort/" xlink:type="simple">Sort an Array using heap. (HeapSort)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www.geeksforgeeks.org/sliding-window-maximum-maximum-of-all-subarrays-of-size-k/" xlink:type="simple">Maximum of all subarrays of size k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practice.geeksforgeeks.org/problems/k-largest-elements4206/1" xlink:type="simple">“k” largest element in an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www.geeksforgeeks.org/kth-smallestlargest-element-unsorted-array/" xlink:type="simple">Kth smallest and largest element in an unsorted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practice.geeksforgeeks.org/problems/merge-k-sorted-arrays/1" xlink:type="simple">Merge “K” sorted arrays. [ IMP 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practice.geeksforgeeks.org/problems/merge-two-binary-max-heap/0" xlink:type="simple">Merge 2 Binary Max Heap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www.geeksforgeeks.org/k-th-largest-sum-contiguous-subarray/" xlink:type="simple">Kth largest sum continuous subarray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9" office:value-type="string" calcext:value-type="string">
            <text:p><text:a xlink:href="https://leetcode.com/problems/reorganize-string/" xlink:type="simple">Leetcode- reorganize string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practice.geeksforgeeks.org/problems/merge-k-sorted-linked-lists/1" xlink:type="simple">Merge “K” Sorted Linked Lists [V.IMP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practice.geeksforgeeks.org/problems/find-smallest-range-containing-elements-from-k-lists/1" xlink:type="simple">Smallest range in “K” List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practice.geeksforgeeks.org/problems/find-median-in-a-stream/0" xlink:type="simple">Median in a stream of Integer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practice.geeksforgeeks.org/problems/is-binary-tree-heap/1" xlink:type="simple">Check if a Binary Tree is Heap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practice.geeksforgeeks.org/problems/minimum-cost-of-ropes/0" xlink:type="simple">Connect “n” ropes with minimum co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www.geeksforgeeks.org/convert-bst-min-heap/" xlink:type="simple">Convert BST to Min Heap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www.geeksforgeeks.org/convert-min-heap-to-max-heap/" xlink:type="simple">Convert min heap to max heap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practice.geeksforgeeks.org/problems/rearrange-characters/0" xlink:type="simple">Rearrange characters in a string such that no two adjacent are same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practice.geeksforgeeks.org/problems/minimum-sum4058/1" xlink:type="simple">Minimum sum of two numbers formed from digits of an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 table:number-rows-repeated="2">
          <table:table-cell/>
          <table:table-cell table:style-name="ce17"/>
          <table:table-cell table:style-name="ce21"/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1drv.ms/t/s!AqTOHFO77CqEiRua06v1PATyiFg5" xlink:type="simple">Create a Graph, print i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practice.geeksforgeeks.org/problems/bfs-traversal-of-graph/1" xlink:type="simple">Implement BFS algorithm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depth-first-search-or-dfs-for-a-graph/" xlink:type="simple">Implement DFS Algo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detect-cycle-in-a-graph/" xlink:type="simple">Detect Cycle in Directed Graph using BFS/DFS Algo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practice.geeksforgeeks.org/problems/detect-cycle-in-an-undirected-graph/1" xlink:type="simple">Detect Cycle in UnDirected Graph using BFS/DFS Algo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practice.geeksforgeeks.org/problems/rat-in-a-maze-problem/1" xlink:type="simple">Search in a Maz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practice.geeksforgeeks.org/problems/steps-by-knight/0" xlink:type="simple">Minimum Step by Knigh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leetcode.com/problems/flood-fill/" xlink:type="simple">flood fill algo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leetcode.com/problems/clone-graph/" xlink:type="simple">Clone a graph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leetcode.com/problems/number-of-operations-to-make-network-connected/" xlink:type="simple">Making wired Connection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leetcode.com/problems/word-ladder/" xlink:type="simple">word Ladder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dijkstras-shortest-path-algorithm-greedy-algo-7/" xlink:type="simple">Dijkstra algo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practice.geeksforgeeks.org/problems/topological-sort/1" xlink:type="simple">Implement Topological Sort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minimum-time-taken-by-each-job-to-be-completed-given-by-a-directed-acyclic-graph/" xlink:type="simple">Minimum time taken by each job to be completed given by a Directed Acyclic Graph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find-whether-it-is-possible-to-finish-all-tasks-or-not-from-given-dependencies/" xlink:type="simple">Find whether it is possible to finish all tasks or not from given dependenci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practice.geeksforgeeks.org/problems/find-the-number-of-islands/1" xlink:type="simple">Find the no. of Isalnd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practice.geeksforgeeks.org/problems/alien-dictionary/1" xlink:type="simple">Given a sorted Dictionary of an Alien Language, find order of character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kruskals-minimum-spanning-tree-algorithm-greedy-algo-2/" xlink:type="simple">Implement Kruksal’sAlgorith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prims-minimum-spanning-tree-mst-greedy-algo-5/" xlink:type="simple">Implement Prim’s Algorith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total-number-spanning-trees-graph/" xlink:type="simple">Total no. of Spanning tree in a graph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practice.geeksforgeeks.org/problems/negative-weight-cycle/0" xlink:type="simple">Implement Bellman Ford Algorith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practice.geeksforgeeks.org/problems/implementing-floyd-warshall/0" xlink:type="simple">Implement Floyd warshallAlgorith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travelling-salesman-problem-set-1/" xlink:type="simple">Travelling Salesman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graph-coloring-applications/#:~:text=Graph%20coloring%20problem%20is%20to,are%20colored%20using%20same%20color." xlink:type="simple">Graph Colouring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leetcode.com/problems/snakes-and-ladders/" xlink:type="simple">Snake and Ladders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bridge-in-a-graph/" xlink:type="simple">Find bridge in a graph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practice.geeksforgeeks.org/problems/strongly-connected-components-kosarajus-algo/1" xlink:type="simple">Count Strongly connected Components(Kosaraju Algo)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bipartite-graph/" xlink:type="simple">Check whether a graph is Bipartite or No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detect-negative-cycle-graph-bellman-ford/" xlink:type="simple">Detect Negative cycle in a graph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find-longest-path-directed-acyclic-graph/" xlink:type="simple">Longest path in a Directed Acyclic Graph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hackerrank.com/challenges/journey-to-the-moon/problem" xlink:type="simple">Journey to the Mo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leetcode.com/problems/cheapest-flights-within-k-stops/description/" xlink:type="simple">Cheapest Flights Within K Stop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hackerearth.com/practice/algorithms/graphs/topological-sort/practice-problems/algorithm/oliver-and-the-game-3/" xlink:type="simple">Oliver and the Gam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find-if-there-is-a-path-of-more-than-k-length-from-a-source/" xlink:type="simple">Find if there is a path of more thank length from a sour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practice.geeksforgeeks.org/problems/m-coloring-problem/0" xlink:type="simple">M-Colouring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minimum-edges-reverse-make-path-source-destination/" xlink:type="simple">Minimum edges to reverse o make path from source to destinat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paths-travel-nodes-using-edgeseven-bridges-konigsberg/" xlink:type="simple">Paths to travel each nodes using each edge(Seven Bridges)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vertex-cover-problem-set-1-introduction-approximate-algorithm-2/" xlink:type="simple">Vertex Cover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chinese-postman-route-inspection-set-1-introduction/" xlink:type="simple">Chinese Postman or Route Inspect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number-of-triangles-in-directed-and-undirected-graphs/" xlink:type="simple">Number of Triangles in a Directed and Undirected Graph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minimize-cash-flow-among-given-set-friends-borrowed-money/" xlink:type="simple">Minimise the cashflow among a given set of friends who have borrowed money from each oth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two-clique-problem-check-graph-can-divided-two-cliques/" xlink:type="simple">Two Clique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 table:number-rows-repeated="2">
          <table:table-cell/>
          <table:table-cell table:style-name="ce17"/>
          <table:table-cell table:style-name="ce21"/>
          <table:table-cell table:number-columns-repeated="61"/>
        </table:table-row>
        <table:table-row table:style-name="ro1">
          <table:table-cell table:style-name="ce12" office:value-type="string" calcext:value-type="string">
            <text:p>Trie</text:p>
          </table:table-cell>
          <table:table-cell table:style-name="ce15" office:value-type="string" calcext:value-type="string">
            <text:p><text:a xlink:href="https://www.geeksforgeeks.org/trie-insert-and-search/" xlink:type="simple">Construct a trie from scratch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Trie</text:p>
          </table:table-cell>
          <table:table-cell table:style-name="ce15" office:value-type="string" calcext:value-type="string">
            <text:p><text:a xlink:href="https://www.geeksforgeeks.org/find-all-shortest-unique-prefixes-to-represent-each-word-in-a-given-list/" xlink:type="simple">Find shortest unique prefix for every word in a given li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Trie</text:p>
          </table:table-cell>
          <table:table-cell table:style-name="ce15" office:value-type="string" calcext:value-type="string">
            <text:p><text:a xlink:href="https://www.geeksforgeeks.org/word-break-problem-trie-solution/" xlink:type="simple">Word Break Problem | (Trie solution)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Trie</text:p>
          </table:table-cell>
          <table:table-cell table:style-name="ce15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Trie</text:p>
          </table:table-cell>
          <table:table-cell table:style-name="ce15" office:value-type="string" calcext:value-type="string">
            <text:p><text:a xlink:href="https://practice.geeksforgeeks.org/problems/phone-directory/0" xlink:type="simple">Implement a Phone Director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Trie</text:p>
          </table:table-cell>
          <table:table-cell table:style-name="ce15" office:value-type="string" calcext:value-type="string">
            <text:p><text:a xlink:href="https://practice.geeksforgeeks.org/problems/unique-rows-in-boolean-matrix/1" xlink:type="simple">Print unique rows in a given boolean matrix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 table:number-rows-repeated="2">
          <table:table-cell/>
          <table:table-cell table:style-name="ce17"/>
          <table:table-cell table:style-name="ce21"/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coin-change2448/1" xlink:type="simple">Coin Change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0-1-knapsack-problem/0" xlink:type="simple">Knapsack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ncr1019/1" xlink:type="simple">Binomial Coefficient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permutation-coefficient/" xlink:type="simple">Permutation Coefficient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program-nth-catalan-number/" xlink:type="simple">Program for nth Catalan Numb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matrix-chain-multiplication-dp-8/" xlink:type="simple">Matrix Chain Multiplication 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edit-distance3702/1" xlink:type="simple">Edit Distan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friends-pairing-problem5425/1" xlink:type="simple">Friends Pairing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gold-mine-problem/" xlink:type="simple">Gold Mine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assembly-line-scheduling-dp-34/" xlink:type="simple">Assembly Line Scheduling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painting-the-fence3727/1" xlink:type="simple">Painting the Fence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cutted-segments/0" xlink:type="simple">Maximize The Cut Segment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longest-common-subsequence/0" xlink:type="simple">Longest Common Subsequen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longest-repeating-subsequence/0" xlink:type="simple">Longest Repeated Subsequen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longest-increasing-subsequence/0" xlink:type="simple">Longest Increasing Subsequen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space-optimized-solution-lcs/" xlink:type="simple">Space Optimized Solution of LC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lcs-of-three-strings/0" xlink:type="simple">LCS (Longest Common Subsequence) of three string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maximum-sum-increasing-subsequence4749/1" xlink:type="simple">Maximum Sum Increasing Subsequen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count-subsequences-product-less-k/" xlink:type="simple">Count all subsequences having product less than K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longest-subsequence-such-that-difference-between-adjacents-is-one4724/1" xlink:type="simple">Longest subsequence such that difference between adjacent is on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maximum-subsequence-sum-such-that-no-three-are-consecutive/" xlink:type="simple">Maximum subsequence sum such that no three are consecutiv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egg-dropping-puzzle/0" xlink:type="simple">Egg Dropping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max-length-chain/1" xlink:type="simple">Maximum Length Chain of Pair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largest-square-formed-in-a-matrix/0" xlink:type="simple">Maximum size square sub-matrix with all 1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pairs-with-specific-difference/0" xlink:type="simple">Maximum sum of pairs with specific differen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path-in-matrix3805/1" xlink:type="simple">Min Cost Path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maximum-difference-of-zeros-and-ones-in-binary-string4111/1" xlink:type="simple">Maximum difference of zeros and ones in binary str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minimum-number-of-jumps/0" xlink:type="simple">Minimum number of jumps to reach end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minimum-cost-to-fill-given-weight-in-a-bag1956/1" xlink:type="simple">Minimum cost to fill given weight in a ba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minimum-removals-array-make-max-min-k/" xlink:type="simple">Minimum removals from array to make max –min &lt;= K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longest-common-substring/0" xlink:type="simple">Longest Common Substr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reach-a-given-score/0" xlink:type="simple">Count number of ways to reacha given score in a gam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bbt-counter/0" xlink:type="simple">Count Balanced Binary Trees of Height h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kadanes-algorithm/0" xlink:type="simple">LargestSum Contiguous Subarray [V&gt;V&gt;V&gt;V IMP 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smallest-sum-contiguous-subarray/" xlink:type="simple">Smallest sum contiguous sub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knapsack-with-duplicate-items4201/1" xlink:type="simple">Unbounded Knapsack (Repetition of items allowed)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word-break/0" xlink:type="simple">Word Break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largest-independent-set-problem-dp-26/" xlink:type="simple">Largest Independent Set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subset-sum-problem2014/1" xlink:type="simple">Partition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longest-palindromic-subsequence-dp-12/" xlink:type="simple">Longest Palindromic Subsequen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count-palindromic-subsequences/1" xlink:type="simple">Count All Palindromic Subsequence in a given Str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leetcode.com/problems/longest-palindromic-substring/" xlink:type="simple">Longest Palindromic Substr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longest-alternating-subsequence/0" xlink:type="simple">Longest alternating subsequen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weighted-job-scheduling/" xlink:type="simple">Weighted Job Schedul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coin-game-winner-every-player-three-choices/" xlink:type="simple">Coin game winner where every player has three choic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count-derangements-permutation-such-that-no-element-appears-in-its-original-position/" xlink:type="simple">Count Derangements (Permutation such that no element appears in its original position) [ IMPORTANT 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maximum-profit-by-buying-and-selling-a-share-at-most-twice/" xlink:type="simple">Maximum profit by buying and selling a share at most twice [ IMP 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optimal-strategy-for-a-game/0" xlink:type="simple">Optimal Strategy for a Gam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optimal-binary-search-tree-dp-24/" xlink:type="simple">Optimal Binary Search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palindromic-patitioning4845/1" xlink:type="simple">Palindrome Partitioning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word-wrap/0" xlink:type="simple">Word Wrap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mobile-numeric-keypad5456/1" xlink:type="simple">Mobile Numeric Keypad Problem [ IMP 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boolean-parenthesization/0" xlink:type="simple">Boolean Parenthesization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largest-rectangular-sub-matrix-whose-sum-0/" xlink:type="simple">Largest rectangular sub-matrix whose sum is 0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largest-area-rectangular-sub-matrix-equal-number-1s-0s/" xlink:type="simple">Largest area rectangular sub-matrix with equal number of 1’s and 0’s [ IMP 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maximum-sum-rectangle/0" xlink:type="simple">Maximum sum rectangle in a 2D matrix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maximum-profit4657/1" xlink:type="simple">Maximum profit by buying and selling a share at most k tim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interleaved-strings/1" xlink:type="simple">Find if a string is interleaved of two other string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leetcode.com/problems/maximum-length-of-pair-chain/" xlink:type="simple">Maximum Length of Pair Chai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/>
          <table:table-cell table:style-name="ce17"/>
          <table:table-cell table:style-name="ce21"/>
          <table:table-cell table:number-columns-repeated="61"/>
        </table:table-row>
        <table:table-row table:style-name="ro1">
          <table:table-cell table:style-name="ce12"/>
          <table:table-cell table:style-name="ce17"/>
          <table:table-cell table:style-name="ce21"/>
          <table:table-cell table:number-columns-repeated="61"/>
        </table:table-row>
        <table:table-row table:style-name="ro1">
          <table:table-cell table:style-name="ce12" office:value-type="string" calcext:value-type="string">
            <text:p>Bit Manipulation</text:p>
          </table:table-cell>
          <table:table-cell table:style-name="ce15" office:value-type="string" calcext:value-type="string">
            <text:p><text:a xlink:href="https://practice.geeksforgeeks.org/problems/set-bits0143/1" xlink:type="simple">Count set bits in an integ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t Manipulation</text:p>
          </table:table-cell>
          <table:table-cell table:style-name="ce15" office:value-type="string" calcext:value-type="string">
            <text:p><text:a xlink:href="https://practice.geeksforgeeks.org/problems/finding-the-numbers0215/1" xlink:type="simple">Find the two non-repeating elements in an array of repeating element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t Manipulation</text:p>
          </table:table-cell>
          <table:table-cell table:style-name="ce15" office:value-type="string" calcext:value-type="string">
            <text:p><text:a xlink:href="https://practice.geeksforgeeks.org/problems/bit-difference/0" xlink:type="simple">Count number of bits to be flipped to convert A to B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t Manipulation</text:p>
          </table:table-cell>
          <table:table-cell table:style-name="ce15" office:value-type="string" calcext:value-type="string">
            <text:p><text:a xlink:href="https://practice.geeksforgeeks.org/problems/count-total-set-bits/0" xlink:type="simple">Count total set bits in all numbers from 1 to 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t Manipulation</text:p>
          </table:table-cell>
          <table:table-cell table:style-name="ce15" office:value-type="string" calcext:value-type="string">
            <text:p><text:a xlink:href="https://practice.geeksforgeeks.org/problems/power-of-2/0" xlink:type="simple">Program to find whether a no is power of two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t Manipulation</text:p>
          </table:table-cell>
          <table:table-cell table:style-name="ce15" office:value-type="string" calcext:value-type="string">
            <text:p><text:a xlink:href="https://practice.geeksforgeeks.org/problems/find-position-of-set-bit3706/1" xlink:type="simple">Find position of the only set bi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t Manipulation</text:p>
          </table:table-cell>
          <table:table-cell table:style-name="ce15" office:value-type="string" calcext:value-type="string">
            <text:p><text:a xlink:href="https://www.geeksforgeeks.org/copy-set-bits-in-a-range/" xlink:type="simple">Copy set bits in a rang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t Manipulation</text:p>
          </table:table-cell>
          <table:table-cell table:style-name="ce15" office:value-type="string" calcext:value-type="string">
            <text:p><text:a xlink:href="https://www.geeksforgeeks.org/divide-two-integers-without-using-multiplication-division-mod-operator/" xlink:type="simple">Divide two integers without using multiplication, division and mod operato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t Manipulation</text:p>
          </table:table-cell>
          <table:table-cell table:style-name="ce15" office:value-type="string" calcext:value-type="string">
            <text:p><text:a xlink:href="https://www.geeksforgeeks.org/calculate-square-of-a-number-without-using-and-pow/#:~:text=Given%20an%20integer%20n%2C%20calculate,*%2C%20%2F%20and%20pow().&amp;text=A%20Simple%20Solution%20is%20to%20repeatedly%20add%20n%20to%20result." xlink:type="simple">Calculate square of a number without using *, / and pow()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t Manipulation</text:p>
          </table:table-cell>
          <table:table-cell table:style-name="ce15" office:value-type="string" calcext:value-type="string">
            <text:p><text:a xlink:href="https://practice.geeksforgeeks.org/problems/power-set4302/1" xlink:type="simple">Power Se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 table:number-rows-repeated="104809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1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12P0"/>
    </number:currency-style>
    <number:currency-style style:name="N11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1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13P0"/>
    </number:currency-style>
    <number:currency-style style:name="N11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1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15P0"/>
    </number:currency-style>
    <number:currency-style style:name="N11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1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16P0"/>
    </number:currency-style>
    <number:date-style style:name="N117">
      <number:month/>
      <number:text>/</number:text>
      <number:day/>
      <number:text>/</number:text>
      <number:year number:style="long"/>
    </number:date-style>
    <number:date-style style:name="N118">
      <number:day/>
      <number:text>-</number:text>
      <number:month number:textual="true"/>
      <number:text>-</number:text>
      <number:year/>
    </number:date-style>
    <number:date-style style:name="N119">
      <number:day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</number:time-style>
    <number:time-style style:name="N124">
      <number:hours/>
      <number:text>:</number:text>
      <number:minutes number:style="long"/>
      <number:text>:</number:text>
      <number:seconds number:style="long"/>
    </number:time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7P0" style:volatile="true"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number number:decimal-places="2" loext:min-decimal-places="2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3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4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4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6">00/00/0000</text:date>, <text:time style:data-style-name="N2" text:time-value="11:33:46.1267893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crosoft Office User</meta:initial-creator>
    <meta:creation-date>2020-10-14T11:36:56</meta:creation-date>
    <dc:date>2021-02-16T14:35:47.695563652</dc:date>
    <meta:generator>LibreOffice/6.4.6.2$Linux_X86_64 LibreOffice_project/40$Build-2</meta:generator>
    <meta:editing-duration>P1DT17H29M50S</meta:editing-duration>
    <meta:editing-cycles>16</meta:editing-cycles>
    <meta:document-statistic meta:table-count="1" meta:cell-count="135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